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planejamento" table:style-name="ta1">
        <table:shapes>
          <draw:frame draw:z-index="0" draw:style-name="gr1" draw:text-style-name="P1" svg:width="15.999cm" svg:height="8.999cm" svg:x="1.758cm" svg:y="14.496cm">
            <draw:object draw:notify-on-update-of-ranges="planejamento.C2:planejamento.M2 planejamento.C28:planejamento.M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27"/>
        </table:table-row>
        <table:table-row table:style-name="ro1">
          <table:table-cell table:style-name="ce1" table:number-columns-spanned="2" table:number-rows-spanned="3"/>
          <table:covered-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number-columns-spanned="2" table:number-rows-spanned="3"/>
          <table:covered-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number-columns-repeated="2"/>
          <table:table-cell/>
          <table:table-cell table:style-name="ce2" office:value-type="date" office:date-value="2022-07-15" calcext:value-type="date">
            <text:p>15/07/22</text:p>
          </table:table-cell>
          <table:table-cell table:style-name="ce2" office:value-type="date" office:date-value="2022-07-16" calcext:value-type="date">
            <text:p>16/07/22</text:p>
          </table:table-cell>
          <table:table-cell table:style-name="ce2" office:value-type="date" office:date-value="2022-07-17" calcext:value-type="date">
            <text:p>17/07/22</text:p>
          </table:table-cell>
          <table:table-cell table:style-name="ce2" office:value-type="date" office:date-value="2022-07-18" calcext:value-type="date">
            <text:p>18/07/22</text:p>
          </table:table-cell>
          <table:table-cell table:style-name="ce2" office:value-type="date" office:date-value="2022-07-19" calcext:value-type="date">
            <text:p>19/07/22</text:p>
          </table:table-cell>
          <table:table-cell table:style-name="ce2" office:value-type="date" office:date-value="2022-07-20" calcext:value-type="date">
            <text:p>20/07/22</text:p>
          </table:table-cell>
          <table:table-cell table:style-name="ce2" office:value-type="date" office:date-value="2022-07-21" calcext:value-type="date">
            <text:p>21/07/22</text:p>
          </table:table-cell>
          <table:table-cell table:style-name="ce2" office:value-type="date" office:date-value="2022-07-22" calcext:value-type="date">
            <text:p>22/07/22</text:p>
          </table:table-cell>
          <table:table-cell table:style-name="ce2" office:value-type="date" office:date-value="2022-07-23" calcext:value-type="date">
            <text:p>23/07/22</text:p>
          </table:table-cell>
          <table:table-cell table:style-name="ce2" office:value-type="date" office:date-value="2022-07-24" calcext:value-type="date">
            <text:p>24/07/22</text:p>
          </table:table-cell>
          <table:table-cell/>
          <table:covered-table-cell table:number-columns-repeated="2"/>
          <table:table-cell/>
          <table:table-cell table:style-name="ce2" office:value-type="date" office:date-value="2022-07-15" calcext:value-type="date">
            <text:p>15/07/22</text:p>
          </table:table-cell>
          <table:table-cell table:style-name="ce2" office:value-type="date" office:date-value="2022-07-16" calcext:value-type="date">
            <text:p>16/07/22</text:p>
          </table:table-cell>
          <table:table-cell table:style-name="ce2" office:value-type="date" office:date-value="2022-07-17" calcext:value-type="date">
            <text:p>17/07/22</text:p>
          </table:table-cell>
          <table:table-cell table:style-name="ce2" office:value-type="date" office:date-value="2022-07-18" calcext:value-type="date">
            <text:p>18/07/22</text:p>
          </table:table-cell>
          <table:table-cell table:style-name="ce2" office:value-type="date" office:date-value="2022-07-19" calcext:value-type="date">
            <text:p>19/07/22</text:p>
          </table:table-cell>
          <table:table-cell table:style-name="ce2" office:value-type="date" office:date-value="2022-07-20" calcext:value-type="date">
            <text:p>20/07/22</text:p>
          </table:table-cell>
          <table:table-cell table:style-name="ce2" office:value-type="date" office:date-value="2022-07-21" calcext:value-type="date">
            <text:p>21/07/22</text:p>
          </table:table-cell>
          <table:table-cell table:style-name="ce2" office:value-type="date" office:date-value="2022-07-22" calcext:value-type="date">
            <text:p>22/07/22</text:p>
          </table:table-cell>
          <table:table-cell table:style-name="ce2" office:value-type="date" office:date-value="2022-07-23" calcext:value-type="date">
            <text:p>23/07/22</text:p>
          </table:table-cell>
          <table:table-cell table:style-name="ce2" office:value-type="date" office:date-value="2022-07-24" calcext:value-type="date">
            <text:p>24/07/22</text:p>
          </table:table-cell>
        </table:table-row>
        <table:table-row table:style-name="ro1">
          <table:covered-table-cell table:number-columns-repeated="2"/>
          <table:table-cell/>
          <table:table-cell table:formula="of:=WEEKDAY([.D3])" office:value-type="float" office:value="6" calcext:value-type="float">
            <text:p>6</text:p>
          </table:table-cell>
          <table:table-cell table:formula="of:=WEEKDAY([.E3])" office:value-type="float" office:value="7" calcext:value-type="float">
            <text:p>7</text:p>
          </table:table-cell>
          <table:table-cell table:formula="of:=WEEKDAY([.F3])" office:value-type="float" office:value="1" calcext:value-type="float">
            <text:p>1</text:p>
          </table:table-cell>
          <table:table-cell table:formula="of:=WEEKDAY([.G3])" office:value-type="float" office:value="2" calcext:value-type="float">
            <text:p>2</text:p>
          </table:table-cell>
          <table:table-cell table:formula="of:=WEEKDAY([.H3])" office:value-type="float" office:value="3" calcext:value-type="float">
            <text:p>3</text:p>
          </table:table-cell>
          <table:table-cell table:formula="of:=WEEKDAY([.I3])" office:value-type="float" office:value="4" calcext:value-type="float">
            <text:p>4</text:p>
          </table:table-cell>
          <table:table-cell table:formula="of:=WEEKDAY([.J3])" office:value-type="float" office:value="5" calcext:value-type="float">
            <text:p>5</text:p>
          </table:table-cell>
          <table:table-cell table:formula="of:=WEEKDAY([.K3])" office:value-type="float" office:value="6" calcext:value-type="float">
            <text:p>6</text:p>
          </table:table-cell>
          <table:table-cell table:formula="of:=WEEKDAY([.L3])" office:value-type="float" office:value="7" calcext:value-type="float">
            <text:p>7</text:p>
          </table:table-cell>
          <table:table-cell table:formula="of:=WEEKDAY([.M3])" office:value-type="float" office:value="1" calcext:value-type="float">
            <text:p>1</text:p>
          </table:table-cell>
          <table:table-cell/>
          <table:covered-table-cell table:number-columns-repeated="2"/>
          <table:table-cell/>
          <table:table-cell table:formula="of:=WEEKDAY([.R3])" office:value-type="float" office:value="6" calcext:value-type="float">
            <text:p>6</text:p>
          </table:table-cell>
          <table:table-cell table:formula="of:=WEEKDAY([.S3])" office:value-type="float" office:value="7" calcext:value-type="float">
            <text:p>7</text:p>
          </table:table-cell>
          <table:table-cell table:formula="of:=WEEKDAY([.T3])" office:value-type="float" office:value="1" calcext:value-type="float">
            <text:p>1</text:p>
          </table:table-cell>
          <table:table-cell table:formula="of:=WEEKDAY([.U3])" office:value-type="float" office:value="2" calcext:value-type="float">
            <text:p>2</text:p>
          </table:table-cell>
          <table:table-cell table:formula="of:=WEEKDAY([.V3])" office:value-type="float" office:value="3" calcext:value-type="float">
            <text:p>3</text:p>
          </table:table-cell>
          <table:table-cell table:formula="of:=WEEKDAY([.W3])" office:value-type="float" office:value="4" calcext:value-type="float">
            <text:p>4</text:p>
          </table:table-cell>
          <table:table-cell table:formula="of:=WEEKDAY([.X3])" office:value-type="float" office:value="5" calcext:value-type="float">
            <text:p>5</text:p>
          </table:table-cell>
          <table:table-cell table:formula="of:=WEEKDAY([.Y3])" office:value-type="float" office:value="6" calcext:value-type="float">
            <text:p>6</text:p>
          </table:table-cell>
          <table:table-cell table:formula="of:=WEEKDAY([.Z3])" office:value-type="float" office:value="7" calcext:value-type="float">
            <text:p>7</text:p>
          </table:table-cell>
          <table:table-cell table:formula="of:=WEEKDAY([.AA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EJAMENTO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LANEJA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ler c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_ler c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_definir ativ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_definir ativida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_construir burn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_construir burn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finir arquitetura de software</text:p>
          </table:table-cell>
          <table:table-cell table:number-columns-repeated="13"/>
          <table:table-cell office:value-type="string" calcext:value-type="string">
            <text:p>_definir arquitetura de software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CO DE DADOS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BANCO DE DAD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definir as entidad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_definir as entidad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senhar diagrama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_desenhar diagrama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desenvolver script SQL: construir DB e popul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_desenvolver script SQL: construir DB e popul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ENVOLVIMENTO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DESENVOLVIMEN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iniciar aplicaçã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_iniciar aplicaçã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_endpoint POST <text:span text:style-name="T1">wallet/ buy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_endpoint POST <text:span text:style-name="T1">wallet/ buy</text:span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endpoint POST <text:span text:style-name="T1">wallet/ sell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_endpoint POST <text:span text:style-name="T1">wallet/ sell</text:span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endpoint GET BY CLIENT assets<text:span text:style-name="T1">/ {id-clien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_endpoint GET BY CLIENT assets<text:span text:style-name="T1">/ {id-client}</text:span>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_endpoint GET BY ASSET assets<text:span text:style-name="T1">/ {id-asse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_endpoint GET BY ASSET assets<text:span text:style-name="T1">/ {id-asset}</text:span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endpoint POST account<text:span text:style-name="T1">/ deposit</text:span>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_endpoint POST account<text:span text:style-name="T1">/ deposit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_endpoint POST account<text:span text:style-name="T1">/ withdraw</text:span>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_endpoint POST account<text:span text:style-name="T1">/ withdraw</text:span>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endpoint GET account<text:span text:style-name="T1">/ {id-client}</text:span>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_endpoint GET account<text:span text:style-name="T1">/ {id-client}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E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ESTES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EG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ENTREG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documentaçã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_documentaçã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deploy da AP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_deploy da API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_swagger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_swag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80-SUM([.D5:.D27])" office:value-type="float" office:value="75" calcext:value-type="float">
            <text:p>75</text:p>
          </table:table-cell>
          <table:table-cell table:formula="of:=[.D28]-SUM([.E5:.E27])" office:value-type="float" office:value="65" calcext:value-type="float">
            <text:p>65</text:p>
          </table:table-cell>
          <table:table-cell table:formula="of:=[.E28]-SUM([.F5:.F27])" office:value-type="float" office:value="55" calcext:value-type="float">
            <text:p>55</text:p>
          </table:table-cell>
          <table:table-cell table:formula="of:=[.F28]-SUM([.G5:.G27])" office:value-type="float" office:value="45" calcext:value-type="float">
            <text:p>45</text:p>
          </table:table-cell>
          <table:table-cell table:formula="of:=[.G28]-SUM([.H5:.H27])" office:value-type="float" office:value="35" calcext:value-type="float">
            <text:p>35</text:p>
          </table:table-cell>
          <table:table-cell table:formula="of:=[.H28]-SUM([.I5:.I27])" office:value-type="float" office:value="25" calcext:value-type="float">
            <text:p>25</text:p>
          </table:table-cell>
          <table:table-cell table:formula="of:=[.I28]-SUM([.J5:.J27])" office:value-type="float" office:value="15" calcext:value-type="float">
            <text:p>15</text:p>
          </table:table-cell>
          <table:table-cell table:formula="of:=[.J28]-SUM([.K5:.K27])" office:value-type="float" office:value="5" calcext:value-type="float">
            <text:p>5</text:p>
          </table:table-cell>
          <table:table-cell table:formula="of:=[.K28]-SUM([.L5:.L27])" office:value-type="float" office:value="0" calcext:value-type="float">
            <text:p>0</text:p>
          </table:table-cell>
          <table:table-cell table:formula="of:=[.L28]-SUM([.M5:.M27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80-SUM([.R5:.R27])" office:value-type="float" office:value="75" calcext:value-type="float">
            <text:p>75</text:p>
          </table:table-cell>
          <table:table-cell table:formula="of:=[.R28]-SUM([.S5:.S27])" office:value-type="float" office:value="65" calcext:value-type="float">
            <text:p>65</text:p>
          </table:table-cell>
          <table:table-cell table:formula="of:=[.S28]-SUM([.T5:.T27])" office:value-type="float" office:value="52" calcext:value-type="float">
            <text:p>52</text:p>
          </table:table-cell>
          <table:table-cell table:formula="of:=[.T28]-SUM([.U5:.U27])" office:value-type="float" office:value="45" calcext:value-type="float">
            <text:p>45</text:p>
          </table:table-cell>
          <table:table-cell table:formula="of:=[.U28]-SUM([.V5:.V27])" office:value-type="float" office:value="40" calcext:value-type="float">
            <text:p>40</text:p>
          </table:table-cell>
          <table:table-cell table:formula="of:=[.V28]-SUM([.W5:.W27])" office:value-type="float" office:value="40" calcext:value-type="float">
            <text:p>40</text:p>
          </table:table-cell>
          <table:table-cell table:formula="of:=[.W28]-SUM([.X5:.X27])" office:value-type="float" office:value="40" calcext:value-type="float">
            <text:p>40</text:p>
          </table:table-cell>
          <table:table-cell table:formula="of:=[.X28]-SUM([.Y5:.Y27])" office:value-type="float" office:value="40" calcext:value-type="float">
            <text:p>40</text:p>
          </table:table-cell>
          <table:table-cell table:formula="of:=[.Y28]-SUM([.Z5:.Z27])" office:value-type="float" office:value="40" calcext:value-type="float">
            <text:p>40</text:p>
          </table:table-cell>
          <table:table-cell table:formula="of:=[.Z28]-SUM([.AA5:.AA27]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9:35:30.5573169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9:20:44.150985582</meta:creation-date>
    <dc:date>2022-07-19T19:36:59.837308037</dc:date>
    <meta:editing-duration>PT25M54S</meta:editing-duration>
    <meta:editing-cycles>4</meta:editing-cycles>
    <meta:generator>LibreOffice/6.4.7.2$Linux_X86_64 LibreOffice_project/40$Build-2</meta:generator>
    <meta:document-statistic meta:table-count="1" meta:cell-count="1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lanejamento.C2:planejamento.M2 planejamento.C28:planejamento.M28" chart:data-source-has-labels="column" svg:x="0.319cm" svg:y="0.152cm" svg:width="15.359cm" svg:height="8.639cm">
          <chartooo:coordinate-region svg:x="0.94cm" svg:y="0.351cm" svg:width="14.551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lanejamento.C28:planejamento.M28" chart:label-cell-address="planejamento.C2:planejamento.M2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1 2 3 4 5 6 7 8 9 10</text:p>
                <text:list>
                  <text:list-item>
                    <text:p/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planejamento.C2:planejamento.M2</svg:desc>
                </draw:g>
              </table:table-cell>
              <table:table-cell office:value-type="float" office:value="80">
                <text:p>80</text:p>
                <draw:g>
                  <svg:desc>planejamento.C28:planejamento.M28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